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rsid="001b84f7" officeooo:paragraph-rsid="001b84f7"/>
    </style:style>
    <style:style style:name="P2" style:family="paragraph" style:parent-style-name="Title">
      <style:text-properties officeooo:rsid="001b84f7" officeooo:paragraph-rsid="001b84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airMate Server</text:p>
      <text:p text:style-name="P1">Requests</text:p>
      <text:p text:style-name="P1">All requests will be acknowledged with a reply with the same code. This will be useful not just for the information requested, but for any statuses related to the operation that the client needs to know about. </text:p>
      <text:p text:style-name="P1">Replies</text:p>
      <text:p text:style-name="P1">Both solicited and unosolicited replies will be sent from the server. The client should be ready for either scenario.</text:p>
      <text:p text:style-name="P1">The FairMate server will support multiple clients, which should be scalable. The only limitation for the number of clients should be within the hardware and not the software. The server application must be robust in this regard in case it is deployed in a commercial setting. </text:p>
      <text:p text:style-name="P1">Being that the server will be scalable, it is important to keep all operations at a minimal computational cos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4T17:19:26.450194634</meta:creation-date>
    <dc:date>2019-09-24T18:42:14.339159994</dc:date>
    <meta:editing-duration>PT1H12M37S</meta:editing-duration>
    <meta:editing-cycles>1</meta:editing-cycles>
    <meta:generator>LibreOffice/6.0.7.3$Linux_X86_64 LibreOffice_project/00m0$Build-3</meta:generator>
    <meta:document-statistic meta:table-count="0" meta:image-count="0" meta:object-count="0" meta:page-count="1" meta:paragraph-count="7" meta:word-count="125" meta:character-count="745" meta:non-whitespace-character-count="624"/>
  </office:meta>
</office:document-meta>
</file>